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3330" officeooo:paragraph-rsid="0016db77" style:font-size-asian="12pt" style:font-name-complex="Courier New" style:font-size-complex="12pt"/>
    </style:style>
    <style:style style:name="P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3330" officeooo:paragraph-rsid="001de969" style:font-size-asian="12pt" style:font-name-complex="Courier New" style:font-size-complex="12pt"/>
    </style:style>
    <style:style style:name="P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4a03" officeooo:paragraph-rsid="0016db77" style:font-size-asian="12pt" style:font-name-complex="Courier New" style:font-size-complex="12pt"/>
    </style:style>
    <style:style style:name="P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4a03" officeooo:paragraph-rsid="002eba41" style:font-size-asian="12pt" style:font-name-complex="Courier New" style:font-size-complex="12pt"/>
    </style:style>
    <style:style style:name="P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3d62" officeooo:paragraph-rsid="00323d62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3d62" officeooo:paragraph-rsid="0032dcef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dcef" officeooo:paragraph-rsid="0032dcef" style:font-size-asian="12pt" style:font-name-complex="Courier New" style:font-size-complex="12pt"/>
    </style:style>
    <style:style style:name="P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23330" officeooo:paragraph-rsid="0016db77" style:font-size-asian="12pt" style:font-name-complex="Courier New" style:font-size-complex="12pt"/>
    </style:style>
    <style:style style:name="P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2c822" officeooo:paragraph-rsid="0016db77" style:font-size-asian="12pt" style:font-name-complex="Courier New" style:font-size-complex="12pt"/>
    </style:style>
    <style:style style:name="P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74369" officeooo:paragraph-rsid="00274369" style:font-size-asian="12pt" style:font-name-complex="Courier New" style:font-size-complex="12pt"/>
    </style:style>
    <style:style style:name="P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eba41" officeooo:paragraph-rsid="002eba41" style:font-size-asian="12pt" style:font-name-complex="Courier New" style:font-size-complex="12pt"/>
    </style:style>
    <style:style style:name="P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0dd3d" officeooo:paragraph-rsid="0032dcef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rsid="04a2c822" officeooo:paragraph-rsid="00259132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rsid="001ed173" officeooo:paragraph-rsid="001ed173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rsid="001ed173" officeooo:paragraph-rsid="00259132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4090a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024090a" officeooo:paragraph-rsid="0024090a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rsid="00244ad9" officeooo:paragraph-rsid="00244ad9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rsid="00259132" officeooo:paragraph-rsid="00259132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fo:font-size="12pt" officeooo:rsid="00259132" officeooo:paragraph-rsid="002c5e5d" style:font-size-asian="12pt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rsid="002eba41" officeooo:paragraph-rsid="002eba41" style:font-size-asian="12pt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fo:font-size="12pt" officeooo:rsid="0030dd3d" officeooo:paragraph-rsid="0030dd3d" style:font-size-asian="12pt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fo:font-size="12pt" officeooo:rsid="00323d62" officeooo:paragraph-rsid="00323d62" style:font-size-asian="12pt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fo:font-size="12pt" officeooo:rsid="0032dcef" officeooo:paragraph-rsid="0032dcef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officeooo:paragraph-rsid="0032dcef"/>
    </style:style>
    <style:style style:name="P26" style:family="paragraph" style:parent-style-name="Standard">
      <style:paragraph-properties fo:margin-top="0in" fo:margin-bottom="0.1665in" loext:contextual-spacing="false"/>
      <style:text-properties officeooo:paragraph-rsid="002eba41"/>
    </style:style>
    <style:style style:name="P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23d62" officeooo:paragraph-rsid="00323d62" style:font-size-asian="12pt" style:font-name-complex="Courier New" style:font-size-complex="12pt"/>
    </style:style>
    <style:style style:name="P28" style:family="paragraph" style:parent-style-name="Heading_20_3">
      <style:paragraph-properties fo:margin-top="0.1665in" fo:margin-bottom="0in" loext:contextual-spacing="false"/>
      <style:text-properties officeooo:rsid="002a19f0" officeooo:paragraph-rsid="002a19f0"/>
    </style:style>
    <style:style style:name="P29" style:family="paragraph" style:parent-style-name="Heading_20_3">
      <style:paragraph-properties fo:margin-top="0.1665in" fo:margin-bottom="0in" loext:contextual-spacing="false"/>
      <style:text-properties officeooo:paragraph-rsid="0016db77"/>
    </style:style>
    <style:style style:name="P30" style:family="paragraph" style:parent-style-name="Heading_20_3">
      <style:paragraph-properties fo:margin-top="0.1665in" fo:margin-bottom="0in" loext:contextual-spacing="false"/>
      <style:text-properties officeooo:paragraph-rsid="001a3f5d"/>
    </style:style>
    <style:style style:name="P31" style:family="paragraph" style:parent-style-name="Heading_20_3">
      <style:paragraph-properties fo:margin-top="0.1665in" fo:margin-bottom="0in" loext:contextual-spacing="false"/>
      <style:text-properties officeooo:paragraph-rsid="0024090a"/>
    </style:style>
    <style:style style:name="P32" style:family="paragraph" style:parent-style-name="Heading_20_3">
      <style:paragraph-properties fo:margin-top="0.1665in" fo:margin-bottom="0in" loext:contextual-spacing="false"/>
      <style:text-properties officeooo:paragraph-rsid="00244ad9"/>
    </style:style>
    <style:style style:name="P33" style:family="paragraph" style:parent-style-name="Heading_20_3">
      <style:paragraph-properties fo:margin-top="0.1665in" fo:margin-bottom="0in" loext:contextual-spacing="false"/>
      <style:text-properties officeooo:paragraph-rsid="001ed173"/>
    </style:style>
    <style:style style:name="P34" style:family="paragraph" style:parent-style-name="Heading_20_3">
      <style:paragraph-properties fo:margin-top="0.1665in" fo:margin-bottom="0in" loext:contextual-spacing="false"/>
      <style:text-properties officeooo:paragraph-rsid="00259132"/>
    </style:style>
    <style:style style:name="P35" style:family="paragraph" style:parent-style-name="Heading_20_3">
      <style:paragraph-properties fo:margin-top="0.1665in" fo:margin-bottom="0in" loext:contextual-spacing="false"/>
      <style:text-properties officeooo:paragraph-rsid="002c5e5d"/>
    </style:style>
    <style:style style:name="P36" style:family="paragraph" style:parent-style-name="Heading_20_3">
      <style:paragraph-properties fo:margin-top="0.1665in" fo:margin-bottom="0in" loext:contextual-spacing="false"/>
      <style:text-properties officeooo:paragraph-rsid="00323d62"/>
    </style:style>
    <style:style style:name="P37" style:family="paragraph" style:parent-style-name="Heading_20_3">
      <style:paragraph-properties fo:margin-top="0.1665in" fo:margin-bottom="0in" loext:contextual-spacing="false"/>
      <style:text-properties officeooo:paragraph-rsid="0032dcef"/>
    </style:style>
    <style:style style:name="T1" style:family="text">
      <style:text-properties style:font-name="Courier New" fo:font-size="12pt" officeooo:rsid="04a2c822" style:font-size-asian="12pt" style:font-name-complex="Courier New" style:font-size-complex="12pt"/>
    </style:style>
    <style:style style:name="T2" style:family="text">
      <style:text-properties style:font-name="Courier New" fo:font-size="12pt" officeooo:rsid="0032dcef" style:font-size-asian="12pt" style:font-name-complex="Courier New" style:font-size-complex="12pt"/>
    </style:style>
    <style:style style:name="T3" style:family="text">
      <style:text-properties style:font-name="Courier New" fo:font-size="12pt" officeooo:rsid="0028f8c7" style:font-size-asian="12pt" style:font-name-complex="Courier New" style:font-size-complex="12pt"/>
    </style:style>
    <style:style style:name="T4" style:family="text">
      <style:text-properties style:font-name="Courier New" fo:font-size="12pt" officeooo:rsid="0033207c" style:font-size-asian="12pt" style:font-name-complex="Courier New" style:font-size-complex="12pt"/>
    </style:style>
    <style:style style:name="T5" style:family="text">
      <style:text-properties style:font-name="Courier New" style:font-name-complex="Courier New" style:font-size-complex="12pt"/>
    </style:style>
    <style:style style:name="T6" style:family="text">
      <style:text-properties style:font-name="Courier New" officeooo:rsid="04a23330" style:font-name-complex="Courier New" style:font-size-complex="12pt"/>
    </style:style>
    <style:style style:name="T7" style:family="text">
      <style:text-properties style:font-name="Courier New" officeooo:rsid="001a3f5d" style:font-name-complex="Courier New" style:font-size-complex="12pt"/>
    </style:style>
    <style:style style:name="T8" style:family="text">
      <style:text-properties style:font-name="Courier New" officeooo:rsid="001c2418" style:font-name-complex="Courier New" style:font-size-complex="12pt"/>
    </style:style>
    <style:style style:name="T9" style:family="text">
      <style:text-properties style:font-name="Courier New" officeooo:rsid="001ed173" style:font-name-complex="Courier New" style:font-size-complex="12pt"/>
    </style:style>
    <style:style style:name="T10" style:family="text">
      <style:text-properties style:font-name="Courier New" officeooo:rsid="0024090a" style:font-name-complex="Courier New" style:font-size-complex="12pt"/>
    </style:style>
    <style:style style:name="T11" style:family="text">
      <style:text-properties style:font-name="Courier New" officeooo:rsid="00244ad9" style:font-name-complex="Courier New" style:font-size-complex="12pt"/>
    </style:style>
    <style:style style:name="T12" style:family="text">
      <style:text-properties style:font-name="Courier New" officeooo:rsid="00259132" style:font-name-complex="Courier New" style:font-size-complex="12pt"/>
    </style:style>
    <style:style style:name="T13" style:family="text">
      <style:text-properties style:font-name="Courier New" officeooo:rsid="00274369" style:font-name-complex="Courier New" style:font-size-complex="12pt"/>
    </style:style>
    <style:style style:name="T14" style:family="text">
      <style:text-properties style:font-name="Courier New" officeooo:rsid="002c5e5d" style:font-name-complex="Courier New" style:font-size-complex="12pt"/>
    </style:style>
    <style:style style:name="T15" style:family="text">
      <style:text-properties style:font-name="Courier New" officeooo:rsid="002eba41" style:font-name-complex="Courier New" style:font-size-complex="12pt"/>
    </style:style>
    <style:style style:name="T16" style:family="text">
      <style:text-properties style:font-name="Courier New" officeooo:rsid="003123f8" style:font-name-complex="Courier New" style:font-size-complex="12pt"/>
    </style:style>
    <style:style style:name="T17" style:family="text">
      <style:text-properties style:font-name="Courier New" officeooo:rsid="00323d62" style:font-name-complex="Courier New" style:font-size-complex="12pt"/>
    </style:style>
    <style:style style:name="T18" style:family="text">
      <style:text-properties style:font-name="Courier New" officeooo:rsid="0032dcef" style:font-name-complex="Courier New" style:font-size-complex="12pt"/>
    </style:style>
    <style:style style:name="T19" style:family="text">
      <style:text-properties style:font-name="Courier New" officeooo:rsid="0034cb6b" style:font-name-complex="Courier New" style:font-size-complex="12pt"/>
    </style:style>
    <style:style style:name="T20" style:family="text">
      <style:text-properties style:font-name="Courier New" officeooo:rsid="003b3888" style:font-name-complex="Courier New" style:font-size-complex="12pt"/>
    </style:style>
    <style:style style:name="T21" style:family="text">
      <style:text-properties style:font-name="Courier New" officeooo:rsid="003b7fca" style:font-name-complex="Courier New" style:font-size-complex="12pt"/>
    </style:style>
    <style:style style:name="T22" style:family="text">
      <style:text-properties officeooo:rsid="04a23330"/>
    </style:style>
    <style:style style:name="T23" style:family="text">
      <style:text-properties officeooo:rsid="04a24a03"/>
    </style:style>
    <style:style style:name="T24" style:family="text">
      <style:text-properties officeooo:rsid="04a2c822"/>
    </style:style>
    <style:style style:name="T25" style:family="text">
      <style:text-properties officeooo:rsid="001c8baf"/>
    </style:style>
    <style:style style:name="T26" style:family="text">
      <style:text-properties officeooo:rsid="00244ad9"/>
    </style:style>
    <style:style style:name="T27" style:family="text">
      <style:text-properties officeooo:rsid="00259132"/>
    </style:style>
    <style:style style:name="T28" style:family="text">
      <style:text-properties officeooo:rsid="00323d62"/>
    </style:style>
    <style:style style:name="T29" style:family="text">
      <style:text-properties officeooo:rsid="0032dcef"/>
    </style:style>
    <style:style style:name="T30" style:family="text">
      <style:text-properties officeooo:rsid="003b38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<text:span text:style-name="T6">M</text:span><text:span text:style-name="T5">aryAnn needs my red ribbon for her hair</text:span></text:h>
      <text:h text:style-name="P29" text:outline-level="3"><text:span text:style-name="T14">1. </text:span><text:span text:style-name="T6">IN</text:span><text:span text:style-name="T5">T. </text:span><text:span text:style-name="T6">ART CLASSROOM – </text:span><text:span text:style-name="T7">MEDIUM LONG SHOT</text:span></text:h>
      <text:p text:style-name="P16"><text:span text:style-name="T22">Lisa, Kelly, in foreground painting Christmas Dance posters</text:span>.<text:span text:style-name="T23"> Other kids in background have a poster in front of them but they’re just gossiping, not getting anything done. Kelly keeps turning around to listen. Lisa’s really the only one getting work done.</text:span></text:p>
      <text:h text:style-name="P30" text:outline-level="3"><text:span text:style-name="T20">2 </text:span><text:span text:style-name="T14">3a. </text:span><text:span text:style-name="T8">MEDIUM SHOT – LISA &amp; KELLY</text:span><text:span text:style-name="T6"> </text:span></text:h>
      <text:p text:style-name="P17">Kelly dunks her paintbrush into the yellow paint. Brush emerges as a glob. As Kelly pays attention to the gossip behind her, she turns so she’s holding the brush over Lisa’s shorts. Yellow paint accidentally drips onto Lisa’s shorts.</text:p>
      <text:h text:style-name="P31" text:outline-level="3"><text:span text:style-name="T20">3 </text:span><text:span text:style-name="T14">2a. </text:span><text:span text:style-name="T10">CLOSE</text:span><text:span text:style-name="T8"> SHOT – </text:span><text:span text:style-name="T10">SHORTS</text:span><text:span text:style-name="T6"> </text:span></text:h>
      <text:p text:style-name="P17">Yellow paint drips onto shorts.</text:p>
      <text:h text:style-name="P31" text:outline-level="3"><text:span text:style-name="T14">4a. </text:span><text:span text:style-name="T8">MEDIUM </text:span><text:span text:style-name="T11">CLOSE</text:span><text:span text:style-name="T8"> SHOT – KELLY</text:span><text:span text:style-name="T6"> </text:span></text:h>
      <text:p text:style-name="P17">Oops! Kelly grabs a paper towel, but that’s already covered in paint. </text:p>
      <text:h text:style-name="P32" text:outline-level="3"><text:span text:style-name="T20">5 </text:span><text:span text:style-name="T14">3b. </text:span><text:span text:style-name="T8">MEDIUM SHOT – LISA &amp; KELLY</text:span><text:span text:style-name="T6"> </text:span></text:h>
      <text:p text:style-name="P18">Kelly tries to figure out what to do and decides to carefully paint a yellow stripe over it, trying not to disturb Lisa. </text:p>
      <text:h text:style-name="P33" text:outline-level="3"><text:span text:style-name="T20">6 </text:span><text:span text:style-name="T14">2b.</text:span><text:span text:style-name="T8"> </text:span><text:span text:style-name="T9">CLOSE</text:span><text:span text:style-name="T8"> SHOT – </text:span><text:span text:style-name="T11">SHORTS</text:span><text:span text:style-name="T6"> </text:span></text:h>
      <text:p text:style-name="P14"><text:span text:style-name="T26">A</text:span> nice yellow stripe <text:span text:style-name="T26">is painted</text:span>. </text:p>
      <text:h text:style-name="P34" text:outline-level="3"><text:span text:style-name="T20">7 </text:span><text:span text:style-name="T14">3c. </text:span><text:span text:style-name="T8">MEDIUM SHOT – LISA &amp; KELLY</text:span></text:h>
      <text:p text:style-name="P15">Kelly looks at Lisa’s shorts for a moment, looks around, sees the blue paint and decides the shorts also need a blue stripe. </text:p>
      <text:p text:style-name="P15">Kelly paints a blue stripe without disturbing Lisa. The kids in the background are gossiping and looking at Lisa. Kelly suddenly hears them and strains to listen more closely. <text:s/></text:p>
      <text:h text:style-name="P34" text:outline-level="3"><text:span text:style-name="T20">8 </text:span><text:span text:style-name="T14">5a. </text:span><text:span text:style-name="T8">MEDIUM </text:span><text:span text:style-name="T12">CLOSE </text:span><text:span text:style-name="T8">SHOT – </text:span><text:span text:style-name="T11">OTHER KIDS</text:span><text:span text:style-name="T6"> </text:span></text:h>
      <text:p text:style-name="P18">Gossiping, looking at Lisa. Oooo.</text:p>
      <text:h text:style-name="P32" text:outline-level="3"><text:span text:style-name="T21">9 </text:span><text:span text:style-name="T14">4b. </text:span><text:span text:style-name="T8">MEDIUM </text:span><text:span text:style-name="T14">CLOSE</text:span><text:span text:style-name="T8"> SHOT – KELLY</text:span><text:span text:style-name="T6"> </text:span></text:h>
      <text:p text:style-name="P19">Kelly listens a little more. Lisa keeps concentrating on the poster. </text:p>
      <text:h text:style-name="P35" text:outline-level="3"><text:span text:style-name="T21">10 </text:span><text:span text:style-name="T14">3d. </text:span><text:span text:style-name="T8">MEDIUM SHOT – LISA &amp; KELLY</text:span><text:span text:style-name="T6"> </text:span></text:h>
      <text:p text:style-name="P20"><text:soft-page-break/>Kelly hears something juicy and turns to Lisa.</text:p>
      <text:p text:style-name="P1">KELLY (whispering)</text:p>
      <text:p text:style-name="P8">Did you hear? Jeff Bufone is going to ask you to the Christmas Dance.</text:p>
      <text:p text:style-name="P1">LISA <text:span text:style-name="T27">(happy surprise)</text:span></text:p>
      <text:p text:style-name="P8">Really?</text:p>
      <text:p text:style-name="P1">KELLY</text:p>
      <text:p text:style-name="P8">I heard <text:span text:style-name="T25">Michelle Smith</text:span> t<text:span text:style-name="T23">ell</text:span> <text:span text:style-name="T25">Michelle Beutin</text:span> <text:span text:style-name="T23">she heard Mark telling Jason that Jeff Bufone is going to ask you to the Christmas Dance. <text:s/></text:span></text:p>
      <text:p text:style-name="P19">Huh? No longer happy. </text:p>
      <text:p text:style-name="P2">LISA</text:p>
      <text:p text:style-name="P8"><text:span text:style-name="T23">That doesn’t sound very reliable. Are you sure</text:span>?</text:p>
      <text:p text:style-name="P3">KELLY <text:span text:style-name="T24">(unsure)</text:span></text:p>
      <text:p text:style-name="P9">I think so?</text:p>
      <text:h text:style-name="P34" text:outline-level="3"><text:span text:style-name="T21">11 </text:span><text:span text:style-name="T14">6</text:span><text:span text:style-name="T15">a</text:span><text:span text:style-name="T14">. </text:span><text:span text:style-name="T8">MEDIUM </text:span><text:span text:style-name="T12">CLOSE </text:span><text:span text:style-name="T8">SHOT – </text:span><text:span text:style-name="T12">LISA</text:span><text:span text:style-name="T6"> </text:span></text:h>
      <text:p text:style-name="P13">Lisa is skeptical.</text:p>
      <text:h text:style-name="P34" text:outline-level="3"><text:span text:style-name="T21">12 </text:span><text:span text:style-name="T16">7</text:span><text:span text:style-name="T17">a</text:span><text:span text:style-name="T14">. </text:span><text:span text:style-name="T8">MEDIUM </text:span><text:span text:style-name="T13">CLOSE </text:span><text:span text:style-name="T8">SHOT – </text:span><text:span text:style-name="T17">MRS HOPPER</text:span><text:span text:style-name="T6"> </text:span></text:h>
      <text:p text:style-name="P19">Kelly paints more stripes on Lisa’s shorts. Mrs. Hopper walks in.</text:p>
      <text:p text:style-name="P5">MRS. HOPPER</text:p>
      <text:p text:style-name="P10"><text:span text:style-name="T28">Let’s wrap this up, everyone</text:span>. <text:span text:style-name="T28">Time to lock the doors for the evening.</text:span> </text:p>
      <text:p text:style-name="P21">Kelly gets up and pick up her backpack and gets out of there fast before Lisa notices her shorts.</text:p>
      <text:p text:style-name="P4">KELLY </text:p>
      <text:p text:style-name="P11">Bye!</text:p>
      <text:p text:style-name="P22">The rest of the kids get up and leave fast. Lisa watches them...</text:p>
      <text:h text:style-name="P36" text:outline-level="3"><text:span text:style-name="T21">13 </text:span><text:span text:style-name="T16">7</text:span><text:span text:style-name="T17">b</text:span><text:span text:style-name="T14">. </text:span><text:span text:style-name="T8">MEDIUM </text:span><text:span text:style-name="T13">CLOSE </text:span><text:span text:style-name="T8">SHOT – </text:span><text:span text:style-name="T17">MRS HOPPER</text:span><text:span text:style-name="T6"> </text:span></text:h>
      <text:p text:style-name="P23">The last kid walks past.</text:p>
      <text:p text:style-name="P5">MRS. HOPPER</text:p>
      <text:p text:style-name="P27">Luke! Kelly! Pick up this mess! *Sigh* They can’t hear me.</text:p>
      <text:h text:style-name="P37" text:outline-level="3"><text:span text:style-name="T18">8</text:span><text:span text:style-name="T19">a</text:span><text:span text:style-name="T14">. </text:span><text:span text:style-name="T8">MEDIUM</text:span><text:span text:style-name="T13"> </text:span><text:span text:style-name="T8">SHOT – </text:span><text:span text:style-name="T17">MRS HOPPER</text:span><text:span text:style-name="T6"> </text:span><text:span text:style-name="T18">&amp;LISA</text:span><text:span text:style-name="T12"> </text:span><text:span text:style-name="T15">(will we have chandelier problem?)</text:span></text:h>
      <text:p text:style-name="P24">Lisa gets up. Mrs. Hopper looks at Lisa’s shorts.</text:p>
      <text:p text:style-name="P6"><text:soft-page-break/>MRS. HOPPER</text:p>
      <text:p text:style-name="P12"><text:span text:style-name="T29">What did you do to your shorts? </text:span><text:s/></text:p>
      <text:p text:style-name="P25"><text:span text:style-name="T2">Lisa looks at her shorts, confused.</text:span><text:span text:style-name="T3"> Hm. She sort of likes this design. </text:span></text:p>
      <text:p text:style-name="P7">LISA</text:p>
      <text:p text:style-name="P12"><text:span text:style-name="T29">Cool.</text:span> </text:p>
      <text:p text:style-name="P25"><text:span text:style-name="T3">She </text:span><text:span text:style-name="T2">picks up a brush and</text:span><text:span text:style-name="T3"> paints stripes on the other leg.</text:span></text:p>
      <text:p text:style-name="P26"><text:span text:style-name="T4">Mrs. Hopper laughs. </text:span><text:span text:style-name="T1">Lisa</text:span><text:span text:style-name="T3"> puts on her skirt. </text:span><text:span text:style-name="T4">Mrs. Hopper helps her pick</text:span><text:span text:style-name="T3"> up </text:span><text:span text:style-name="T4">the supplie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01:18.393044734</meta:creation-date>
    <dc:date>2018-12-03T21:08:06.204273355</dc:date>
    <meta:editing-duration>PT9H44M7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509" meta:character-count="2832" meta:non-whitespace-character-count="2338"/>
  </office:meta>
</office:document-meta>
</file>